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02cm solid #000000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ff00" fo:border="0.002cm solid #666666"/>
    </style:style>
    <style:style style:name="ce27" style:family="table-cell" style:parent-style-name="Default">
      <style:table-cell-properties fo:background-color="#00cc33" fo:border="0.002cm solid #666666"/>
    </style:style>
    <style:style style:name="ce28" style:family="table-cell" style:parent-style-name="Default">
      <style:table-cell-properties fo:background-color="#00cc00" fo:border="0.002cm solid #666666"/>
    </style:style>
    <style:style style:name="ce29" style:family="table-cell" style:parent-style-name="Default">
      <style:table-cell-properties fo:background-color="#00cc33" fo:border="0.002cm solid #0000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ffffff" fo:border="0.002cm solid #000000"/>
    </style:style>
    <style:style style:name="ce33" style:family="table-cell" style:parent-style-name="Default">
      <style:table-cell-properties fo:background-color="#ffff00" fo:border="0.088cm solid #666666"/>
    </style:style>
    <style:style style:name="ce34" style:family="table-cell" style:parent-style-name="Default">
      <style:table-cell-properties fo:background-color="#0000cc"/>
    </style:style>
    <style:style style:name="ce3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00cc" fo:border="0.002cm solid #000000"/>
    </style:style>
    <style:style style:name="ce37" style:family="table-cell" style:parent-style-name="Default">
      <style:table-cell-properties fo:background-color="#9933ff" fo:border="0.002cm solid #000000"/>
    </style:style>
    <style:style style:name="ce38" style:family="table-cell" style:parent-style-name="Default">
      <style:table-cell-properties fo:background-color="#0000cc" fo:wrap-option="wrap" fo:border="0.002cm solid #000000"/>
    </style:style>
    <style:style style:name="ce39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1" style:family="table-cell" style:parent-style-name="Default">
      <style:table-cell-properties fo:background-color="#ff0000" fo:wrap-option="wrap"/>
    </style:style>
    <style:style style:name="ce42" style:family="table-cell" style:parent-style-name="Default">
      <style:table-cell-properties fo:background-color="#ff6600" fo:wrap-option="wrap"/>
    </style:style>
    <style:style style:name="ce43" style:family="table-cell" style:parent-style-name="Default">
      <style:table-cell-properties fo:background-color="#ffff00" fo:wrap-option="wrap"/>
    </style:style>
    <style:style style:name="ce44" style:family="table-cell" style:parent-style-name="Default">
      <style:table-cell-properties fo:background-color="#00cc33" fo:wrap-option="wrap"/>
    </style:style>
    <style:style style:name="ce45" style:family="table-cell" style:parent-style-name="Default">
      <style:table-cell-properties fo:background-color="#99ffcc" fo:wrap-option="wrap"/>
    </style:style>
    <style:style style:name="ce46" style:family="table-cell" style:parent-style-name="Default">
      <style:table-cell-properties fo:background-color="#9933ff" fo:wrap-option="wrap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6600" fo:wrap-option="wrap" fo:border="0.002cm solid #000000"/>
    </style:style>
    <style:style style:name="ce50" style:family="table-cell" style:parent-style-name="Default">
      <style:table-cell-properties fo:background-color="#ffff00" fo:wrap-option="wrap" fo:border="0.002cm solid #000000"/>
    </style:style>
    <style:style style:name="ce51" style:family="table-cell" style:parent-style-name="Default">
      <style:table-cell-properties fo:background-color="#ffffff" fo:wrap-option="wrap"/>
    </style:style>
    <style:style style:name="ce52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style-name="ce24"/>
            <table:table-cell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3" table:style-name="ce25"/>
            <table:table-cell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6] + [.C16] + [.D16] + [.F16] + [.G16] + [.H16] + [.I16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7] + [.C17] + [.D17] + [.F17] + [.G17] + [.H17] + [.I17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18] + [.C18] + [.D18] + [.F18] + [.G18] + [.H18] + [.I18]" office:value-type="float" office:value="14">
                <text:p>14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table:formula="of:= [.B19] + [.C19] + [.D19] + [.F19] + [.G19] + [.H19] + [.I19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0] + [.C20] + [.D20] + [.F20] + [.G20] + [.H20] + [.I2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/>
              <table:table-cell table:style-name="ce26" table:formula="of:= [.B22] + [.C22] + [.D22] + [.F22] + [.G22] + [.H22] + [.I22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3" table:style-name="ce27"/>
              <table:table-cell table:style-name="ce27"/>
              <table:table-cell table:style-name="ce27" table:formula="of:= [.B23] + [.C23] + [.D23] + [.F23] + [.G23] + [.H23] + [.I23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24] + [.C24] + [.D24] + [.F24] + [.G24] + [.H24] + [.I24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/>
              <table:table-cell table:style-name="ce27" table:formula="of:= [.B25] + [.C25] + [.D25] + [.F25] + [.G25] + [.H25] + [.I25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7">
                <text:p>7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/>
              <table:table-cell table:style-name="ce27" table:formula="of:= [.B26] + [.C26] + [.D26] + [.F26] + [.G26] + [.H26] + [.I26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28] + [.C28] + [.D28] + [.F28] + [.G28] + [.H28] + [.I28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29] + [.C29] + [.D29] + [.E29] + [.F29] + [.G29] + [.H29] + [.I29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.5">
                <text:p>1,5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0] + [.C30] + [.D30] + [.E30] + [.F30] + [.G30] + [.H30] + [.I3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/>
              <table:table-cell table:style-name="ce26" table:formula="of:= [.B31] + [.C31] + [.D31] + [.E31] + [.F31] + [.G31] + [.H31] + [.I31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9">
                <text:p>9</text:p>
              </table:table-cell>
              <table:table-cell table:style-name="ce28" office:value-type="float" office:value="1">
                <text:p>1</text:p>
              </table:table-cell>
              <table:table-cell table:number-columns-repeated="3" table:style-name="ce28"/>
              <table:table-cell table:style-name="ce28" office:value-type="float" office:value="0.5">
                <text:p>0,5</text:p>
              </table:table-cell>
              <table:table-cell table:style-name="ce28"/>
              <table:table-cell table:style-name="ce28" table:formula="of:= [.B32] + [.C32] + [.D32] + [.E32] + [.F32] + [.G32] + [.H32] + [.I32]" office:value-type="float" office:value="12.5">
                <text:p>12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33] + [.C33] + [.D33] + [.E33] + [.F33] + [.G33] + [.H33] + [.I33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41] + [.B42] + [.B43] + [.B44] + [.B45]) / 5" office:value-type="float" office:value="1">
            <text:p>1</text:p>
          </table:table-cell>
          <table:table-cell table:style-name="ce15" table:formula="of:== ([.C41] + [.C42] + [.C43] + [.C44] + [.C45]) / 5" office:value-type="float" office:value="1">
            <text:p>1</text:p>
          </table:table-cell>
          <table:table-cell table:style-name="ce15" table:formula="of:== ([.D41] + [.D42] + [.D43] + [.D44] + [.D45]) / 5" office:value-type="float" office:value="3.8">
            <text:p>3,8</text:p>
          </table:table-cell>
          <table:table-cell table:style-name="ce15" table:formula="of:== ([.E41] + [.E42] + [.E43] + [.E44] + [.E45]) / 5" office:value-type="float" office:value="0">
            <text:p>0</text:p>
          </table:table-cell>
          <table:table-cell table:style-name="ce15" table:formula="of:== ([.F41] + [.F42] + [.F43] + [.F44] + [.F45]) / 5" office:value-type="float" office:value="2.2">
            <text:p>2,2</text:p>
          </table:table-cell>
          <table:table-cell table:style-name="ce15" table:formula="of:== ([.G41] + [.G42] + [.G43] + [.G44] + [.G45]) / 5" office:value-type="float" office:value="0.4">
            <text:p>0,4</text:p>
          </table:table-cell>
          <table:table-cell table:style-name="ce15" table:formula="of:== ([.H41] + [.H42] + [.H43] + [.H44] + [.H45]) / 5" office:value-type="float" office:value="0.4">
            <text:p>0,4</text:p>
          </table:table-cell>
          <table:table-cell table:style-name="ce15" table:formula="of:== ([.I41] + [.I42] + [.I43] + [.I44] + [.I45]) / 5" office:value-type="float" office:value="0.6">
            <text:p>0,6</text:p>
          </table:table-cell>
          <table:table-cell table:style-name="ce15" table:formula="of:== ([.J41] + [.J42] + [.J43] + [.J44] + [.J45]) / 5" office:value-type="float" office:value="1.066">
            <text:p>1,07</text:p>
          </table:table-cell>
          <table:table-cell table:style-name="ce15" table:formula="of:== ([.K41] + [.K42] + [.K43] + [.K44] + [.K45]) / 5" office:value-type="float" office:value="10.466">
            <text:p>10,47</text:p>
          </table:table-cell>
          <table:table-cell table:style-name="ce33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>
              <text:p>21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.66">
              <text:p>1,66</text:p>
            </table:table-cell>
            <table:table-cell table:style-name="ce30" table:formula="of:= [.B47] + [.C47] + [.D47] + [.E47] + [.F47] + [.G47] + [.H47] + [.I47] + [.J47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>
              <text:p>22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style-name="ce30" table:formula="of:= [.B48] + [.C48] + [.D48] + [.E48] + [.F48] + [.G48] + [.H48] + [.I48] + [.J48]" office:value-type="float" office:value="13">
              <text:p>13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>
              <text:p>23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49] + [.C49] + [.D49] + [.E49] + [.F49] + [.G49] + [.H49] + [.I49] + [.J49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>
              <text:p>24.05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/>
            <table:table-cell table:style-name="ce24" office:value-type="float" office:value="1.5">
              <text:p>1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50] + [.C50] + [.D50] + [.E50] + [.F50] + [.G50] + [.H50] + [.I50] + [.J50]" office:value-type="float" office:value="9.66">
              <text:p>9,6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>
              <text:p>25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.5">
              <text:p>6,5</text:p>
            </table:table-cell>
            <table:table-cell table:style-name="ce30"/>
            <table:table-cell table:style-name="ce30" office:value-type="float" office:value="3.5">
              <text:p>3,5</text:p>
            </table:table-cell>
            <table:table-cell table:style-name="ce30" office:value-type="float" office:value="1">
              <text:p>1</text:p>
            </table:table-cell>
            <table:table-cell table:number-columns-repeated="3" table:style-name="ce30"/>
            <table:table-cell table:style-name="ce30" table:formula="of:= [.B51] + [.C51] + [.D51] + [.E51] + [.F51] + [.G51] + [.H51] + [.I51] + [.J51]" office:value-type="float" office:value="13">
              <text:p>13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47] + [.B48] + [.B49] + [.B50] + [.B51]) / 5" office:value-type="float" office:value="0.4">
            <text:p>0,4</text:p>
          </table:table-cell>
          <table:table-cell table:style-name="ce21" table:formula="of:== ( [.C47] + [.C48] + [.C49] + [.C50] + [.C51]) / 5" office:value-type="float" office:value="1">
            <text:p>1</text:p>
          </table:table-cell>
          <table:table-cell table:style-name="ce21" table:formula="of:== ( [.D47] + [.D48] + [.D49] + [.D50] + [.D51]) / 5" office:value-type="float" office:value="5.9">
            <text:p>5,9</text:p>
          </table:table-cell>
          <table:table-cell table:style-name="ce21" table:formula="of:== ( [.E47] + [.E48] + [.E49] + [.E50] + [.E51]) / 5" office:value-type="float" office:value="0">
            <text:p>0</text:p>
          </table:table-cell>
          <table:table-cell table:style-name="ce21" table:formula="of:== ( [.F47] + [.F48] + [.F49] + [.F50] + [.F51]) / 5" office:value-type="float" office:value="2.3">
            <text:p>2,3</text:p>
          </table:table-cell>
          <table:table-cell table:style-name="ce21" table:formula="of:== ( [.G47] + [.G48] + [.G49] + [.G50] + [.G51]) / 5" office:value-type="float" office:value="0.2">
            <text:p>0,2</text:p>
          </table:table-cell>
          <table:table-cell table:style-name="ce21" table:formula="of:== ( [.H47] + [.H48] + [.H49] + [.H50] + [.H51]) / 5" office:value-type="float" office:value="0.3">
            <text:p>0,3</text:p>
          </table:table-cell>
          <table:table-cell table:style-name="ce21" table:formula="of:== ( [.I47] + [.I48] + [.I49] + [.I50] + [.I51]) / 5" office:value-type="float" office:value="0.7">
            <text:p>0,7</text:p>
          </table:table-cell>
          <table:table-cell table:style-name="ce21" table:formula="of:== ( [.J47] + [.J48] + [.J49] + [.J50] + [.J51]) / 5" office:value-type="float" office:value="1.196">
            <text:p>1,2</text:p>
          </table:table-cell>
          <table:table-cell table:style-name="ce21" table:formula="of:== ( [.K47] + [.K48] + [.K49] + [.K50] + [.K51]) / 5" office:value-type="float" office:value="11.996">
            <text:p>12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20" office:value-type="date" office:date-value="2018-05-28">
            <text:p>28.05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30" office:value-type="float" office:value="1.5">
            <text:p>1,5</text:p>
          </table:table-cell>
          <table:table-cell table:number-columns-repeated="2" table:style-name="ce30"/>
          <table:table-cell table:style-name="ce30" office:value-type="float" office:value="1">
            <text:p>1</text:p>
          </table:table-cell>
          <table:table-cell table:style-name="ce30" table:formula="of:= [.B53] + [.C53] + [.D53] + [.E53] + [.F53] + [.G53] + [.H53] + [.I53] + [.J53]" office:value-type="float" office:value="12">
            <text:p>12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20" office:value-type="date" office:date-value="2018-05-29">
            <text:p>29.05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0"/>
          <table:table-cell table:style-name="ce30" office:value-type="float" office:value="3">
            <text:p>3</text:p>
          </table:table-cell>
          <table:table-cell table:number-columns-repeated="2"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0.66">
            <text:p>0,66</text:p>
          </table:table-cell>
          <table:table-cell table:style-name="ce30" table:formula="of:= [.B54] + [.C54] + [.D54] + [.E54] + [.F54] + [.G54] + [.H54] + [.I54] + [.J54]" office:value-type="float" office:value="13.16">
            <text:p>13,16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20" office:value-type="date" office:date-value="2018-05-30">
            <text:p>30.05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table:formula="of:= [.B55] + [.C55] + [.D55] + [.E55] + [.F55] + [.G55] + [.H55] + [.I55] + [.J55]" office:value-type="float" office:value="14">
            <text:p>14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22" office:value-type="date" office:date-value="2018-05-31">
            <text:p>31.05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9">
            <text:p>9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/>
          <table:table-cell table:style-name="ce31" office:value-type="float" office:value="1">
            <text:p>1</text:p>
          </table:table-cell>
          <table:table-cell table:style-name="ce31" table:formula="of:= [.B56] + [.C56] + [.D56] + [.E56] + [.F56] + [.G56] + [.H56] + [.I56] + [.J56]" office:value-type="float" office:value="15">
            <text:p>15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32" table:formula="of:= [.B57] + [.C57] + [.D57] + [.E57] + [.F57] + [.G57] + [.H57] + [.I57] + [.J57]" office:value-type="float" office:value="0">
            <text:p>0</text:p>
          </table:table-cell>
          <table:table-cell table:number-columns-repeated="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36"/>
        <table:table-column table:style-name="co15" table:number-columns-repeated="2" table:default-cell-style-name="ce36"/>
        <table:table-column table:style-name="co12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4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5" office:value-type="string">
            <text:p>Наименование</text:p>
          </table:table-cell>
          <table:table-cell table:style-name="ce35" office:value-type="string">
            <text:p>Всего</text:p>
          </table:table-cell>
          <table:table-cell table:style-name="ce35" office:value-type="string">
            <text:p>Выполнено</text:p>
          </table:table-cell>
          <table:table-cell table:style-name="ce35" office:value-type="string">
            <text:p>%</text:p>
          </table:table-cell>
          <table:table-cell table:style-name="ce35" office:value-type="string">
            <text:p>Пункт 1</text:p>
          </table:table-cell>
          <table:table-cell table:style-name="ce35" office:value-type="string">
            <text:p>Пункт 2</text:p>
          </table:table-cell>
          <table:table-cell table:style-name="ce35" office:value-type="string">
            <text:p>Пункт 3</text:p>
          </table:table-cell>
          <table:table-cell table:style-name="ce35" office:value-type="string">
            <text:p>Пункт 4</text:p>
          </table:table-cell>
          <table:table-cell table:style-name="ce35" office:value-type="string">
            <text:p>Пункт 5</text:p>
          </table:table-cell>
          <table:table-cell table:style-name="ce35" office:value-type="string">
            <text:p>Пункт 6</text:p>
          </table:table-cell>
          <table:table-cell table:style-name="ce35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8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38" office:value-type="string">
            <text:p>60 – 63 <text:s/>= 0/10%</text:p>
          </table:table-cell>
          <table:table-cell table:style-name="ce39" office:value-type="string">
            <text:p>64 – 67 = 10/25%</text:p>
          </table:table-cell>
          <table:table-cell table:style-name="ce39" office:value-type="string">
            <text:p>68 – 70 = 25/45%</text:p>
          </table:table-cell>
          <table:table-cell table:style-name="ce39" office:value-type="string">
            <text:p>71 – 73 = 45/65%</text:p>
          </table:table-cell>
          <table:table-cell table:style-name="ce39" office:value-type="string">
            <text:p>74 – 76 = 65/85%</text:p>
          </table:table-cell>
          <table:table-cell table:style-name="ce39" office:value-type="string">
            <text:p>77 – 80 = 85/100%</text:p>
          </table:table-cell>
          <table:table-cell table:style-name="ce39"/>
          <table:table-cell table:style-name="ce40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5 дней без белка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table:formula="of:= ([.C22]/[.B22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0" office:value-type="string">
            <text:p>Стойка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28">
            <text:p>28</text:p>
          </table:table-cell>
          <table:table-cell table:style-name="ce30" table:formula="of:= ([.C23]/[.B23])*100" office:value-type="float" office:value="62.2222222222222">
            <text:p>62,22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220">
            <text:p>220</text:p>
          </table:table-cell>
          <table:table-cell table:style-name="ce30" table:formula="of:= ([.C24]/[.B24])*100" office:value-type="float" office:value="47.2103004291846">
            <text:p>47,21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7" office:value-type="string">
            <text:p>Autocomplete string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37" table:formula="of:= ([.C26]/[.B26])*100" office:value-type="float" office:value="95">
            <text:p>95</text:p>
          </table:table-cell>
          <table:table-cell table:style-name="ce37" table:number-columns-repeated="7"/>
          <table:table-cell/>
        </table:table-row>
        <table:table-row table:style-name="ro1">
          <table:table-cell table:style-name="ce23" office:value-type="string">
            <text:p>Спорт 80 – 10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table:style-name="ce23" office:value-type="string">
            <text:p>&gt;25% <text:s/>&lt;45%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28]/[.B28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29]/[.B29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0]/[.B30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18" table:default-cell-style-name="ce47"/>
        <table:table-column table:style-name="co17" table:default-cell-style-name="ce47"/>
        <table:table-column table:style-name="co28" table:default-cell-style-name="ce47"/>
        <table:table-column table:style-name="co11" table:default-cell-style-name="ce47"/>
        <table:table-column table:style-name="co19" table:default-cell-style-name="ce47"/>
        <table:table-column table:style-name="co29" table:default-cell-style-name="ce47"/>
        <table:table-column table:style-name="co30" table:default-cell-style-name="ce47"/>
        <table:table-column table:style-name="co16" table:default-cell-style-name="ce47"/>
        <table:table-column table:style-name="co12" table:number-columns-repeated="1011" table:default-cell-style-name="ce47"/>
        <table:table-row table:style-name="ro9">
          <table:table-cell table:style-name="ce41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6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8" office:value-type="string">
            <text:p>Наименование</text:p>
          </table:table-cell>
          <table:table-cell table:style-name="ce48" office:value-type="string">
            <text:p>Всего</text:p>
          </table:table-cell>
          <table:table-cell table:style-name="ce48" office:value-type="string">
            <text:p>Выполнено</text:p>
          </table:table-cell>
          <table:table-cell table:style-name="ce48" office:value-type="string">
            <text:p>%</text:p>
          </table:table-cell>
          <table:table-cell table:style-name="ce48" office:value-type="string">
            <text:p>Пункт 1</text:p>
          </table:table-cell>
          <table:table-cell table:style-name="ce48" office:value-type="string">
            <text:p>Пункт 2</text:p>
          </table:table-cell>
          <table:table-cell table:style-name="ce48" office:value-type="string">
            <text:p>Пункт 3</text:p>
          </table:table-cell>
          <table:table-cell table:style-name="ce48" office:value-type="string">
            <text:p>Пункт 4</text:p>
          </table:table-cell>
          <table:table-cell table:style-name="ce48" office:value-type="string">
            <text:p>Пункт 5</text:p>
          </table:table-cell>
          <table:table-cell table:style-name="ce48" office:value-type="string">
            <text:p>Пункт 6</text:p>
          </table:table-cell>
          <table:table-cell table:style-name="ce48" office:value-type="string">
            <text:p>Пункт 7</text:p>
          </table:table-cell>
          <table:table-cell table:style-name="ce48" office:value-type="string">
            <text:p>Пункт 8</text:p>
          </table:table-cell>
          <table:table-cell table:style-name="ce48" office:value-type="string">
            <text:p>Пункт 9</text:p>
          </table:table-cell>
          <table:table-cell table:style-name="ce48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9" office:value-type="string">
            <text:p>English</text:p>
          </table:table-cell>
          <table:table-cell table:style-name="ce49"/>
          <table:table-cell table:style-name="ce49" office:value-type="string">
            <text:p>Pre – intermediate</text:p>
          </table:table-cell>
          <table:table-cell table:style-name="ce49"/>
          <table:table-cell table:style-name="ce49" office:value-type="string">
            <text:p>Elementary</text:p>
          </table:table-cell>
          <table:table-cell table:style-name="ce49" office:value-type="string">
            <text:p>Pre – intermediate</text:p>
          </table:table-cell>
          <table:table-cell table:style-name="ce49" office:value-type="string">
            <text:p>Intermediate</text:p>
          </table:table-cell>
          <table:table-cell table:style-name="ce49" office:value-type="string">
            <text:p>Upper – Intermediate</text:p>
          </table:table-cell>
          <table:table-cell table:style-name="ce49" office:value-type="string">
            <text:p>Advanced</text:p>
          </table:table-cell>
          <table:table-cell table:style-name="ce49" office:value-type="string">
            <text:p>Proficient</text:p>
          </table:table-cell>
          <table:table-cell table:style-name="ce49" table:number-columns-repeated="4"/>
          <table:table-cell table:number-columns-repeated="1010"/>
        </table:table-row>
        <table:table-row table:style-name="ro10">
          <table:table-cell table:style-name="ce50" office:value-type="string">
            <text:p>Спорт</text:p>
          </table:table-cell>
          <table:table-cell table:style-name="ce50" office:value-type="float" office:value="180">
            <text:p>180</text:p>
          </table:table-cell>
          <table:table-cell table:style-name="ce50" office:value-type="float" office:value="80">
            <text:p>80</text:p>
          </table:table-cell>
          <table:table-cell table:style-name="ce50" office:value-type="string">
            <text:p>&gt;25% <text:s/>&lt;45%</text:p>
          </table:table-cell>
          <table:table-cell table:style-name="ce52" office:value-type="string">
            <text:p>До 60 <text:s/>= 0/10%</text:p>
          </table:table-cell>
          <table:table-cell table:style-name="ce52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2" office:value-type="string">
            <text:p>Java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3">
            <text:p>13</text:p>
          </table:table-cell>
          <table:table-cell table:style-name="ce42" table:formula="of:= ([.C11] / [.B11]) * 100" office:value-type="float" office:value="13">
            <text:p>13</text:p>
          </table:table-cell>
          <table:table-cell table:style-name="ce53" office:value-type="string">
            <text:p>Head first 10%</text:p>
          </table:table-cell>
          <table:table-cell table:style-name="ce55" office:value-type="string">
            <text:p>Паттерны 15% (3)</text:p>
          </table:table-cell>
          <table:table-cell table:style-name="ce54" office:value-type="string">
            <text:p>Spring <text:s/>15%</text:p>
          </table:table-cell>
          <table:table-cell table:style-name="ce54" office:value-type="string">
            <text:p>Сервлеты 10%</text:p>
          </table:table-cell>
          <table:table-cell table:style-name="ce54" office:value-type="string">
            <text:p>Hibernate 10%</text:p>
          </table:table-cell>
          <table:table-cell table:style-name="ce54" office:value-type="string">
            <text:p>Concurrency 10%</text:p>
          </table:table-cell>
          <table:table-cell table:style-name="ce54" office:value-type="string">
            <text:p>Maven 5%</text:p>
          </table:table-cell>
          <table:table-cell table:style-name="ce54" office:value-type="string">
            <text:p>Gradle 5%</text:p>
          </table:table-cell>
          <table:table-cell table:style-name="ce54" table:number-columns-repeated="2"/>
          <table:table-cell table:number-columns-repeated="1010"/>
        </table:table-row>
        <table:table-row table:style-name="ro9">
          <table:table-cell table:style-name="ce41" office:value-type="string">
            <text:p>Android</text:p>
          </table:table-cell>
          <table:table-cell table:style-name="ce41" office:value-type="float" office:value="100">
            <text:p>100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4" office:value-type="string">
            <text:p>Head first 20%</text:p>
          </table:table-cell>
          <table:table-cell table:style-name="ce54" table:number-columns-repeated="9"/>
          <table:table-cell table:number-columns-repeated="1010"/>
        </table:table-row>
        <table:table-row table:style-name="ro9">
          <table:table-cell table:style-name="ce42" office:value-type="string">
            <text:p>Доход</text:p>
          </table:table-cell>
          <table:table-cell table:style-name="ce42" office:value-type="float" office:value="200000">
            <text:p>200000</text:p>
          </table:table-cell>
          <table:table-cell table:style-name="ce42" office:value-type="float" office:value="35000">
            <text:p>35000</text:p>
          </table:table-cell>
          <table:table-cell table:style-name="ce42" table:formula="of:= ([.C13] / [.B13]) * 100" office:value-type="float" office:value="17.5">
            <text:p>17,5</text:p>
          </table:table-cell>
          <table:table-cell table:style-name="ce55" table:number-columns-repeated="10"/>
          <table:table-cell table:number-columns-repeated="1010"/>
        </table:table-row>
        <table:table-row table:style-name="ro11">
          <table:table-cell table:style-name="ce42" office:value-type="string">
            <text:p>Здоровье(Начало)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8">
            <text:p>18</text:p>
          </table:table-cell>
          <table:table-cell table:style-name="ce42" table:formula="of:= ([.C14] / [.B14]) * 100" office:value-type="float" office:value="18">
            <text:p>18</text:p>
          </table:table-cell>
          <table:table-cell table:style-name="ce56" office:value-type="string">
            <text:p>45 мин у стены 10% (6)</text:p>
          </table:table-cell>
          <table:table-cell table:style-name="ce55" office:value-type="string">
            <text:p>5 дней без белка10% (2)</text:p>
          </table:table-cell>
          <table:table-cell table:style-name="ce53" office:value-type="string">
            <text:p>Мильгамма 10% (10)</text:p>
          </table:table-cell>
          <table:table-cell table:style-name="ce54" office:value-type="string">
            <text:p>5 дней только фрукты/ягоды 15% ()</text:p>
          </table:table-cell>
          <table:table-cell table:style-name="ce54" table:number-columns-repeated="6"/>
          <table:table-cell table:number-columns-repeated="1010"/>
        </table:table-row>
        <table:table-row table:style-name="ro10">
          <table:table-cell table:style-name="ce43" office:value-type="string">
            <text:p>Программирование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25">
            <text:p>25</text:p>
          </table:table-cell>
          <table:table-cell table:style-name="ce43" table:formula="of:= ([.C15] / [.B15]) * 100" office:value-type="float" office:value="25">
            <text:p>25</text:p>
          </table:table-cell>
          <table:table-cell table:style-name="ce53" office:value-type="string">
            <text:p>Программист – фан 5%(5)</text:p>
          </table:table-cell>
          <table:table-cell table:style-name="ce56" office:value-type="string">
            <text:p>Clean code 20%(8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5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1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1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1.06.2018</text:date>, <text:time>00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10H57M8S</meta:editing-duration>
    <meta:editing-cycles>459</meta:editing-cycles>
    <meta:generator>OpenOffice/4.1.2$Win32 OpenOffice.org_project/412m3$Build-9782</meta:generator>
    <dc:date>2018-06-01T00:53:12.55</dc:date>
    <meta:document-statistic meta:table-count="4" meta:cell-count="788" meta:object-count="0"/>
    <meta:user-defined meta:name="Info 1"/>
    <meta:user-defined meta:name="Info 2"/>
    <meta:user-defined meta:name="Info 3"/>
    <meta:user-defined meta:name="Info 4"/>
  </office:meta>
</office:document-meta>
</file>